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875in" table:align="left"/>
    </style:style>
    <style:style style:name="Table1.A" style:family="table-column">
      <style:table-column-properties style:column-width="7.625in"/>
    </style:style>
    <style:style style:name="Table1.B" style:family="table-column">
      <style:table-column-properties style:column-width="7.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writing-mode="lr-tb"/>
      <style:text-properties style:font-name="Lohit Assamese"/>
    </style:style>
    <style:style style:name="P2" style:family="paragraph" style:parent-style-name="Table_20_Contents">
      <style:paragraph-properties fo:text-align="center" style:justify-single-word="false" style:writing-mode="lr-tb"/>
      <style:text-properties officeooo:paragraph-rsid="000a84cc"/>
    </style:style>
    <style:style style:name="P3" style:family="paragraph" style:parent-style-name="Table_20_Contents">
      <style:paragraph-properties fo:text-align="center" style:justify-single-word="false" style:writing-mode="lr-tb"/>
      <style:text-properties officeooo:paragraph-rsid="0019cd7f"/>
    </style:style>
    <style:style style:name="P4" style:family="paragraph" style:parent-style-name="Table_20_Contents">
      <style:paragraph-properties fo:text-align="center" style:justify-single-word="false" style:writing-mode="lr-tb"/>
      <style:text-properties officeooo:paragraph-rsid="001a7dc5"/>
    </style:style>
    <style:style style:name="P5" style:family="paragraph" style:parent-style-name="Table_20_Contents">
      <style:paragraph-properties fo:text-align="center" style:justify-single-word="false" style:writing-mode="lr-tb"/>
      <style:text-properties officeooo:paragraph-rsid="001f55d3"/>
    </style:style>
    <style:style style:name="P6" style:family="paragraph" style:parent-style-name="Table_20_Contents">
      <style:paragraph-properties fo:text-align="center" style:justify-single-word="false" style:writing-mode="lr-tb"/>
      <style:text-properties style:font-name="Lohit Assamese" style:font-name-complex="Liberation Serif"/>
    </style:style>
    <style:style style:name="P7" style:family="paragraph" style:parent-style-name="Table_20_Contents">
      <style:paragraph-properties fo:text-align="center" style:justify-single-word="false" style:writing-mode="lr-tb"/>
      <style:text-properties style:font-name="Lohit Assamese" officeooo:paragraph-rsid="0005d7ae"/>
    </style:style>
    <style:style style:name="P8" style:family="paragraph" style:parent-style-name="Table_20_Contents">
      <style:paragraph-properties fo:text-align="center" style:justify-single-word="false" style:writing-mode="lr-tb"/>
      <style:text-properties style:font-name="Lohit Assamese" officeooo:paragraph-rsid="00067dfc"/>
    </style:style>
    <style:style style:name="P9" style:family="paragraph" style:parent-style-name="Table_20_Contents">
      <style:paragraph-properties fo:text-align="center" style:justify-single-word="false" style:writing-mode="lr-tb"/>
      <style:text-properties style:font-name="Lohit Assamese" officeooo:paragraph-rsid="000c9abe"/>
    </style:style>
    <style:style style:name="P10" style:family="paragraph" style:parent-style-name="Table_20_Contents">
      <style:paragraph-properties fo:text-align="center" style:justify-single-word="false" style:writing-mode="lr-tb"/>
      <style:text-properties style:font-name="Lohit Assamese" officeooo:paragraph-rsid="0018677b"/>
    </style:style>
    <style:style style:name="P11" style:family="paragraph" style:parent-style-name="Table_20_Contents">
      <style:paragraph-properties fo:text-align="center" style:justify-single-word="false" style:writing-mode="lr-tb"/>
      <style:text-properties style:font-name="Lohit Assamese" fo:font-weight="bold" officeooo:rsid="000573a8" officeooo:paragraph-rsid="000573a8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 style:writing-mode="lr-tb"/>
      <style:text-properties style:font-name="Lohit Assamese" fo:font-size="10pt" officeooo:rsid="0005d2b5" officeooo:paragraph-rsid="0005d2b5" style:font-size-asian="10pt" style:font-size-complex="10pt"/>
    </style:style>
    <style:style style:name="P13" style:family="paragraph" style:parent-style-name="Table_20_Contents">
      <style:paragraph-properties fo:text-align="center" style:justify-single-word="false" style:writing-mode="lr-tb"/>
      <style:text-properties style:font-name="Lohit Assamese" fo:font-size="10pt" officeooo:rsid="0005d2b5" officeooo:paragraph-rsid="00067dfc" style:font-size-asian="10pt" style:font-size-complex="10pt"/>
    </style:style>
    <style:style style:name="P14" style:family="paragraph" style:parent-style-name="Table_20_Contents">
      <style:paragraph-properties fo:text-align="center" style:justify-single-word="false" style:writing-mode="lr-tb"/>
      <style:text-properties style:font-name="Lohit Assamese" fo:font-size="10pt" officeooo:rsid="0005d2b5" officeooo:paragraph-rsid="0007fbb6" style:font-size-asian="10pt" style:font-size-complex="10pt"/>
    </style:style>
    <style:style style:name="P15" style:family="paragraph" style:parent-style-name="Table_20_Contents">
      <style:paragraph-properties fo:text-align="center" style:justify-single-word="false" style:writing-mode="lr-tb"/>
      <style:text-properties style:font-name="Lohit Assamese" fo:font-size="10pt" officeooo:rsid="0005d2b5" officeooo:paragraph-rsid="00084752" style:font-size-asian="10pt" style:font-size-complex="10pt"/>
    </style:style>
    <style:style style:name="P16" style:family="paragraph" style:parent-style-name="Table_20_Contents">
      <style:paragraph-properties fo:text-align="center" style:justify-single-word="false" style:writing-mode="lr-tb"/>
      <style:text-properties style:font-name="Lohit Assamese" fo:font-size="10pt" officeooo:rsid="0005d2b5" officeooo:paragraph-rsid="000e517c" style:font-size-asian="10pt" style:font-size-complex="10pt"/>
    </style:style>
    <style:style style:name="P17" style:family="paragraph" style:parent-style-name="Table_20_Contents">
      <style:paragraph-properties fo:text-align="center" style:justify-single-word="false" style:writing-mode="lr-tb"/>
      <style:text-properties style:font-name="Lohit Assamese" fo:font-size="10pt" officeooo:rsid="0005d2b5" officeooo:paragraph-rsid="00168fb3" style:font-size-asian="10pt" style:font-size-complex="10pt"/>
    </style:style>
    <style:style style:name="P18" style:family="paragraph" style:parent-style-name="Table_20_Contents">
      <style:paragraph-properties fo:text-align="center" style:justify-single-word="false" style:writing-mode="lr-tb"/>
      <style:text-properties style:font-name="Lohit Assamese" fo:font-size="10pt" officeooo:rsid="0005d2b5" officeooo:paragraph-rsid="0017e4a3" style:font-size-asian="10pt" style:font-size-complex="10pt"/>
    </style:style>
    <style:style style:name="T1" style:family="text">
      <style:text-properties officeooo:rsid="0005be6b"/>
    </style:style>
    <style:style style:name="T2" style:family="text">
      <style:text-properties officeooo:rsid="0005d2b5"/>
    </style:style>
    <style:style style:name="T3" style:family="text">
      <style:text-properties officeooo:rsid="0005be6b" style:font-name-complex="Liberation Serif"/>
    </style:style>
    <style:style style:name="T4" style:family="text">
      <style:text-properties officeooo:rsid="001facc8" style:font-name-complex="Liberation Serif"/>
    </style:style>
    <style:style style:name="T5" style:family="text">
      <style:text-properties style:font-name="Lohit Assamese" fo:font-size="10pt" officeooo:rsid="000a84cc" style:font-size-asian="10pt" style:font-size-complex="10pt"/>
    </style:style>
    <style:style style:name="T6" style:family="text">
      <style:text-properties style:font-name="Lohit Assamese" fo:font-size="10pt" officeooo:rsid="0005d2b5" style:font-size-asian="10pt" style:font-size-complex="10pt"/>
    </style:style>
    <style:style style:name="T7" style:family="text">
      <style:text-properties style:font-name="Lohit Assamese" fo:font-size="10pt" officeooo:rsid="001061e4" style:font-size-asian="10pt" style:font-size-complex="10pt"/>
    </style:style>
    <style:style style:name="T8" style:family="text">
      <style:text-properties style:font-name="Lohit Assamese" fo:font-size="10pt" officeooo:rsid="0010ae2d" style:font-size-asian="10pt" style:font-size-complex="10pt"/>
    </style:style>
    <style:style style:name="T9" style:family="text">
      <style:text-properties style:font-name="Lohit Assamese" fo:font-size="10pt" officeooo:rsid="00124852" style:font-size-asian="10pt" style:font-size-complex="10pt"/>
    </style:style>
    <style:style style:name="T10" style:family="text">
      <style:text-properties style:font-name="Lohit Assamese" fo:font-size="10pt" officeooo:rsid="00144afb" style:font-size-asian="10pt" style:font-size-complex="10pt"/>
    </style:style>
    <style:style style:name="T11" style:family="text">
      <style:text-properties style:font-name="Lohit Assamese" fo:font-size="10pt" officeooo:rsid="0014ef3d" style:font-size-asian="10pt" style:font-size-complex="10pt"/>
    </style:style>
    <style:style style:name="T12" style:family="text">
      <style:text-properties style:font-name="Lohit Assamese" fo:font-size="10pt" fo:font-weight="bold" officeooo:rsid="000a84cc" style:font-size-asian="10pt" style:font-weight-asian="bold" style:font-size-complex="10pt" style:font-weight-complex="bold"/>
    </style:style>
    <style:style style:name="T13" style:family="text">
      <style:text-properties style:font-name="Lohit Assamese" fo:font-size="10pt" fo:font-weight="bold" officeooo:rsid="0005d2b5" style:font-size-asian="10pt" style:font-weight-asian="bold" style:font-size-complex="10pt" style:font-weight-complex="bold"/>
    </style:style>
    <style:style style:name="T14" style:family="text">
      <style:text-properties style:font-name="Lohit Assamese" fo:font-size="10pt" fo:font-weight="bold" officeooo:rsid="001061e4" style:font-size-asian="10pt" style:font-weight-asian="bold" style:font-size-complex="10pt" style:font-weight-complex="bold"/>
    </style:style>
    <style:style style:name="T15" style:family="text">
      <style:text-properties style:font-name="Lohit Assamese" fo:font-size="10pt" fo:font-weight="bold" officeooo:rsid="00124852" style:font-size-asian="10pt" style:font-weight-asian="bold" style:font-size-complex="10pt" style:font-weight-complex="bold"/>
    </style:style>
    <style:style style:name="T16" style:family="text">
      <style:text-properties style:font-name="Lohit Assamese" fo:font-size="10pt" fo:font-weight="bold" officeooo:rsid="000e517c" style:font-size-asian="10pt" style:font-weight-asian="bold" style:font-size-complex="10pt" style:font-weight-complex="bold"/>
    </style:style>
    <style:style style:name="T17" style:family="text">
      <style:text-properties style:font-name="Lohit Assamese" fo:font-size="10pt" fo:font-weight="bold" officeooo:rsid="00124d5e" style:font-size-asian="10pt" style:font-weight-asian="bold" style:font-size-complex="10pt" style:font-weight-complex="bold"/>
    </style:style>
    <style:style style:name="T18" style:family="text">
      <style:text-properties style:font-name="Lohit Assamese" fo:font-size="10pt" fo:font-weight="bold" officeooo:rsid="001a7dc5" style:font-size-asian="10pt" style:font-weight-asian="bold" style:font-size-complex="10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e517c" style:font-weight-asian="bold" style:font-weight-complex="bold"/>
    </style:style>
    <style:style style:name="T21" style:family="text">
      <style:text-properties fo:font-weight="bold" officeooo:rsid="00168fb3" style:font-weight-asian="bold" style:font-weight-complex="bold"/>
    </style:style>
    <style:style style:name="T22" style:family="text">
      <style:text-properties fo:font-weight="bold" officeooo:rsid="0005be6b" style:font-weight-asian="bold" style:font-name-complex="Liberation Serif" style:font-weight-complex="bold"/>
    </style:style>
    <style:style style:name="T23" style:family="text">
      <style:text-properties fo:font-weight="bold" officeooo:rsid="0018677b" style:font-weight-asian="bold" style:font-name-complex="Liberation Serif" style:font-weight-complex="bold"/>
    </style:style>
    <style:style style:name="T24" style:family="text">
      <style:text-properties officeooo:rsid="00168f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API</text:p>
          </table:table-cell>
          <table:table-cell table:style-name="Table1.B1" office:value-type="string">
            <text:p text:style-name="P11">Output <text:span text:style-name="T2">(examples)</text:span></text:p>
          </table:table-cell>
        </table:table-row>
        <table:table-row>
          <table:table-cell table:style-name="Table1.A2" office:value-type="string">
            <text:p text:style-name="P6"><text:span text:style-name="T1">Localhost:8000/</text:span><text:span text:style-name="T19">getcompany</text:span>/&lt;str:name&gt;/</text:p>
          </table:table-cell>
          <table:table-cell table:style-name="Table1.B2" office:value-type="string">
            <text:p text:style-name="P12">{‘<text:span text:style-name="T19">ACK</text:span>’:1,’<text:span text:style-name="T19">status</text:span>’:200}</text:p>
          </table:table-cell>
        </table:table-row>
        <table:table-row>
          <table:table-cell table:style-name="Table1.A2" office:value-type="string">
            <text:p text:style-name="P7"><text:span text:style-name="T3">Localhost:8000/</text:span><text:span text:style-name="T19">addfield</text:span>/&lt;str:name&gt;/&lt;int:type&gt;/&lt;str:token&gt;/&lt;uuid:id&gt;/</text:p>
          </table:table-cell>
          <table:table-cell table:style-name="Table1.B2" office:value-type="string">
            <text:p text:style-name="P13">{‘<text:span text:style-name="T19">ACK</text:span>’:1,’<text:span text:style-name="T19">status</text:span>’:200}</text:p>
          </table:table-cell>
        </table:table-row>
        <table:table-row>
          <table:table-cell table:style-name="Table1.A2" office:value-type="string">
            <text:p text:style-name="P8"><text:span text:style-name="T3">Localhost:8000/</text:span><text:span text:style-name="T22">editfield</text:span><text:span text:style-name="T3">/&lt;int:index&gt;/&lt;str:name&gt;/&lt;str:token&gt;/&lt;uuid:id&gt;/</text:span></text:p>
          </table:table-cell>
          <table:table-cell table:style-name="Table1.B2" office:value-type="string">
            <text:p text:style-name="P14">{‘<text:span text:style-name="T19">ACK</text:span>’:1,’<text:span text:style-name="T19">status</text:span>’:200}</text:p>
          </table:table-cell>
        </table:table-row>
        <table:table-row>
          <table:table-cell table:style-name="Table1.A2" office:value-type="string">
            <text:p text:style-name="P8"><text:span text:style-name="T3">Localhost:8000/</text:span><text:span text:style-name="T22">deletefield</text:span><text:span text:style-name="T3">/&lt;int:index&gt;/&lt;str:token&gt;/&lt;uuid:id&gt;/</text:span></text:p>
          </table:table-cell>
          <table:table-cell table:style-name="Table1.B2" office:value-type="string">
            <text:p text:style-name="P15">{‘<text:span text:style-name="T19">ACK</text:span>’:1,’<text:span text:style-name="T19">status</text:span>’:200}</text:p>
          </table:table-cell>
        </table:table-row>
        <table:table-row>
          <table:table-cell table:style-name="Table1.A2" office:value-type="string">
            <text:p text:style-name="P8"><text:span text:style-name="T3">Localhost:8000/</text:span><text:span text:style-name="T22">showform</text:span><text:span text:style-name="T3">/&lt;str:token&gt;/&lt;uuid:id&gt;/</text:span></text:p>
          </table:table-cell>
          <table:table-cell table:style-name="Table1.B2" office:value-type="string">
            <text:p text:style-name="P2"><text:span text:style-name="T5">{‘</text:span><text:span text:style-name="T15">count</text:span><text:span text:style-name="T5">’:</text:span><text:span text:style-name="T9">2</text:span><text:span text:style-name="T5">,‘</text:span><text:span text:style-name="T12">1</text:span><text:span text:style-name="T5">’:{‘</text:span><text:span text:style-name="T12">name</text:span><text:span text:style-name="T5">’:’email’,’</text:span><text:span text:style-name="T12">type</text:span><text:span text:style-name="T5">’:</text:span><text:span text:style-name="T11">2</text:span><text:span text:style-name="T5">},’</text:span><text:span text:style-name="T12">2</text:span><text:span text:style-name="T5">’:{‘</text:span><text:span text:style-name="T12">name</text:span><text:span text:style-name="T5">’:’</text:span><text:span text:style-name="T11">phone</text:span><text:span text:style-name="T5">’,’</text:span><text:span text:style-name="T12">type</text:span><text:span text:style-name="T5">’:</text:span><text:span text:style-name="T11">1</text:span><text:span text:style-name="T5">},</text:span><text:span text:style-name="T6">’</text:span><text:span text:style-name="T13">status</text:span><text:span text:style-name="T6">’:200</text:span><text:span text:style-name="T5">}</text:span></text:p>
          </table:table-cell>
        </table:table-row>
        <table:table-row>
          <table:table-cell table:style-name="Table1.A2" office:value-type="string">
            <text:p text:style-name="P9"><text:span text:style-name="T3">Localhost:8000/</text:span><text:span text:style-name="T22">employeelist</text:span><text:span text:style-name="T3">/&lt;str:token&gt;/&lt;uuid:id&gt;/</text:span></text:p>
          </table:table-cell>
          <table:table-cell table:style-name="Table1.B2" office:value-type="string">
            <text:p text:style-name="P4"><text:span text:style-name="T6">{’</text:span><text:span text:style-name="T13">status</text:span><text:span text:style-name="T6">’:200,‘</text:span><text:span text:style-name="T13">count</text:span><text:span text:style-name="T6">’:</text:span><text:span text:style-name="T8">2</text:span><text:span text:style-name="T7">,</text:span><text:span text:style-name="T5">‘</text:span><text:span text:style-name="T12">1</text:span><text:span text:style-name="T5">’:{‘</text:span><text:span text:style-name="T14">N</text:span><text:span text:style-name="T12">ame</text:span><text:span text:style-name="T5">’:’</text:span><text:span text:style-name="T7">joe</text:span><text:span text:style-name="T5">’,’</text:span><text:span text:style-name="T14">LastName</text:span><text:span text:style-name="T5">’:’</text:span><text:span text:style-name="T7">Lee</text:span><text:span text:style-name="T5">’,’</text:span><text:span text:style-name="T14">PersonnelCode</text:span><text:span text:style-name="T5">’:</text:span><text:span text:style-name="T7">12345</text:span><text:span text:style-name="T5">}</text:span><text:span text:style-name="T7">,</text:span><text:span text:style-name="T5">‘</text:span><text:span text:style-name="T14">2</text:span><text:span text:style-name="T5">’:{‘</text:span><text:span text:style-name="T14">N</text:span><text:span text:style-name="T12">ame</text:span><text:span text:style-name="T5">’:’</text:span><text:span text:style-name="T7">hun</text:span><text:span text:style-name="T5">’,’</text:span><text:span text:style-name="T14">LastName</text:span><text:span text:style-name="T5">’:’</text:span><text:span text:style-name="T7">potter</text:span><text:span text:style-name="T5">’,’</text:span><text:span text:style-name="T14">PersonnelCode</text:span><text:span text:style-name="T5">’:</text:span><text:span text:style-name="T7">1234567</text:span><text:span text:style-name="T5">}</text:span><text:span text:style-name="T6">}</text:span></text:p>
          </table:table-cell>
        </table:table-row>
        <table:table-row>
          <table:table-cell table:style-name="Table1.A2" office:value-type="string">
            <text:p text:style-name="P9"><text:span text:style-name="T3">Localhost:8000/</text:span><text:span text:style-name="T22">getid</text:span><text:span text:style-name="T3">/&lt;str:name&gt;/</text:span></text:p>
          </table:table-cell>
          <table:table-cell table:style-name="Table1.B2" office:value-type="string">
            <text:p text:style-name="P16">{‘<text:span text:style-name="T20">id</text:span>’:8f8ae836-3471-44ad-9b0c-352c3d2e6020}</text:p>
          </table:table-cell>
        </table:table-row>
        <table:table-row>
          <table:table-cell table:style-name="Table1.A2" office:value-type="string">
            <text:p text:style-name="P9"><text:span text:style-name="T3">Localhost:8000/</text:span><text:span text:style-name="T22">deletepayslip</text:span><text:span text:style-name="T3">/&lt;uuid:payslipID&gt;/&lt;str:token&gt;/&lt;uuid:id&gt;/</text:span></text:p>
          </table:table-cell>
          <table:table-cell table:style-name="Table1.B2" office:value-type="string">
            <text:p text:style-name="P18">{‘<text:span text:style-name="T19">ACK</text:span>’:1,’<text:span text:style-name="T19">status</text:span>’:200}</text:p>
          </table:table-cell>
        </table:table-row>
        <table:table-row>
          <table:table-cell table:style-name="Table1.A2" office:value-type="string">
            <text:p text:style-name="P9"><text:span text:style-name="T3">Localhost:8000/</text:span><text:span text:style-name="T22">showpayslip</text:span><text:span text:style-name="T3">/&lt;uuid:employeeID&gt;/&lt;str:date&gt;/&lt;str:token&gt;,&lt;uuid:id&gt;/</text:span></text:p>
          </table:table-cell>
          <table:table-cell table:style-name="Table1.B2" office:value-type="string">
            <text:p text:style-name="P3"><text:span text:style-name="T6">{’</text:span><text:span text:style-name="T13">status</text:span><text:span text:style-name="T6">’:200,‘</text:span><text:span text:style-name="T16">PayslipID</text:span><text:span text:style-name="T6">’:8f8ae836-3471-44ad-9b0c-352c3d2e6020,’</text:span><text:span text:style-name="T17">Data</text:span><text:span text:style-name="T6">’:</text:span><text:span text:style-name="T10">{‘</text:span><text:span text:style-name="T11">email</text:span><text:span text:style-name="T10">’:’</text:span><text:span text:style-name="T11">something@mail.com</text:span><text:span text:style-name="T10">’,’</text:span><text:span text:style-name="T11">phone</text:span><text:span text:style-name="T10">’:</text:span><text:span text:style-name="T11">0932847052</text:span><text:span text:style-name="T10">}</text:span><text:span text:style-name="T6">}</text:span></text:p>
          </table:table-cell>
        </table:table-row>
        <table:table-row>
          <table:table-cell table:style-name="Table1.A2" office:value-type="string">
            <text:p text:style-name="P9"><text:span text:style-name="T3">Localhost:8000/</text:span><text:span text:style-name="T22">getcompany</text:span><text:span text:style-name="T3">/&lt;str:name&gt;/</text:span></text:p>
          </table:table-cell>
          <table:table-cell table:style-name="Table1.B2" office:value-type="string">
            <text:p text:style-name="P17">{‘<text:span text:style-name="T21">name</text:span>’:’<text:span text:style-name="T24">AsiaTeck</text:span>’,’<text:span text:style-name="T21">max</text:span>’:<text:span text:style-name="T24">120</text:span>}</text:p>
          </table:table-cell>
        </table:table-row>
        <table:table-row>
          <table:table-cell table:style-name="Table1.A2" office:value-type="string">
            <text:p text:style-name="P10"><text:span text:style-name="T3">Localhost:8000/</text:span><text:span text:style-name="T23">login</text:span><text:span text:style-name="T3">/&lt;str:</text:span><text:span text:style-name="T4">user</text:span><text:span text:style-name="T3">name&gt;/</text:span><text:span text:style-name="T4">&lt;str:password&gt;/</text:span></text:p>
          </table:table-cell>
          <table:table-cell table:style-name="Table1.B2" office:value-type="string">
            <text:p text:style-name="P5"><text:span text:style-name="T6">{‘</text:span><text:span text:style-name="T18">Token</text:span><text:span text:style-name="T6">’:cd9a3ad7f96d484d ,’</text:span><text:span text:style-name="T18">ID</text:span><text:span text:style-name="T6">’:8f8ae836-3471-44ad-9b0c-352c3d2e6020,’</text:span><text:span text:style-name="T13">status</text:span><text:span text:style-name="T6">’:200}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1:02:50.817883128</meta:creation-date>
    <dc:date>2020-08-06T16:22:45.736252507</dc:date>
    <meta:editing-duration>PT50M44S</meta:editing-duration>
    <meta:editing-cycles>29</meta:editing-cycles>
    <meta:generator>LibreOffice/6.4.4.2$Linux_X86_64 LibreOffice_project/40$Build-2</meta:generator>
    <meta:document-statistic meta:table-count="1" meta:image-count="0" meta:object-count="0" meta:page-count="1" meta:paragraph-count="24" meta:word-count="26" meta:character-count="1231" meta:non-whitespace-character-count="1229"/>
  </office:meta>
</office:document-meta>
</file>